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2.699999mm" fo:page-width="12.69999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2e3436" draw:stroke-linejoin="miter" svg:stroke-opacity="100.0%" svg:stroke-width="0.23288217mm"/>
    </style:style>
    <style:style style:family="graphic" style:name="style-3">
      <style:graphic-properties draw:fill="solid" draw:fill-color="#babdb6" draw:opacity="100.0%" draw:stroke="solid" svg:stroke-color="#555753" draw:stroke-linejoin="miter" svg:stroke-opacity="100.0%" svg:stroke-width="0.23288217mm"/>
    </style:style>
    <style:style style:family="graphic" style:name="style-4">
      <style:graphic-properties draw:fill="solid" draw:fill-color="#555753" draw:opacity="100.0%" draw:stroke="solid" svg:stroke-color="#2e3436" draw:stroke-linejoin="round" svg:stroke-opacity="100.0%" svg:stroke-width="0.21333125mm"/>
    </style:style>
    <style:style style:family="graphic" style:name="style-5">
      <style:graphic-properties draw:fill="solid" draw:fill-color="#3b4346" draw:opacity="100.0%" draw:stroke="solid" svg:stroke-color="#151718" draw:stroke-linejoin="round" svg:stroke-opacity="100.0%" svg:stroke-width="0.22414014mm"/>
    </style:style>
    <style:style style:family="graphic" style:name="style-6">
      <style:graphic-properties draw:fill="none" draw:stroke="solid" svg:stroke-color="#ffffff" draw:stroke-linejoin="round" svg:stroke-opacity="100.0%" svg:stroke-width="0.21333125mm"/>
    </style:style>
    <style:style style:family="graphic" style:name="style-7">
      <style:graphic-properties draw:fill="none" draw:stroke="solid" svg:stroke-color="#ffffff" draw:stroke-linejoin="round" svg:stroke-opacity="100.0%" svg:stroke-width="0.22414014mm"/>
    </style:style>
    <style:style style:family="graphic" style:name="style-8">
      <style:graphic-properties draw:fill="solid" draw:fill-color="#888a85" draw:opacity="100.0%" draw:stroke="solid" svg:stroke-color="#2e3436" draw:stroke-linejoin="miter" svg:stroke-opacity="100.0%" svg:stroke-width="0.23288217mm"/>
    </style:style>
    <style:style style:family="graphic" style:name="style-9">
      <style:graphic-properties draw:fill="none" draw:stroke="solid" svg:stroke-color="#ffffff" draw:stroke-linejoin="miter" svg:stroke-opacity="100.0%" svg:stroke-width="0.093152866mm"/>
    </style:style>
  </office:automatic-styles>
  <office:body>
    <office:drawing>
      <draw:page draw:master-page-name="Default" draw:name="page1" draw:style-name="DP1">
        <draw:g draw:id="svg2">
          <draw:g draw:id="layer1">
            <draw:g draw:id="g3208">
              <draw:path svg:d="M 0.0 284.03308 L 12.059939 293.59784 C 75.57029 235.00603 138.90845 181.49565 207.51459 131.82796 C 255.19061 97.31267 308.40656 71.342125 355.1453 33.68476 C 364.73776 21.090448 363.82736 10.405785 361.38312 1.1368684E-13 C 358.68417 7.3697457 358.7167 17.058008 352.44495 21.310055 C 233.19786 102.157364 90.22009 190.56212 0.0 284.03308 z" svg:height="2.9359784mm" draw:style-name="style-2" svg:viewBox="0.0 0.0 363.013 293.59784" svg:width="3.63013mm" svg:x="8.879108mm" svg:y="2.8210948mm"/>
              <draw:path svg:d="M 0.0 272.14536 C 121.64448 167.96107 237.16783 84.76149 355.56122 2.2515686 C 410.38858 -9.398936 425.63495 27.263233 407.1279 41.342556 C 275.34265 114.99261 166.38652 211.4717 53.64605 304.16666 L 54.06195 304.58255 L 0.0 272.14536 z" svg:height="3.045826mm" draw:style-name="style-3" svg:viewBox="0.0 0.0 414.62247 304.58258" svg:width="4.1462245mm" svg:x="8.3654585mm" svg:y="2.5291052mm"/>
              <draw:path svg:d="M 952.07996 239.83087 C 952.07996 372.2858 738.94965 479.66174 476.03995 479.66174 C 213.13036 479.66174 0.0 372.2858 0.0 239.83087 C 0.0 107.37596 213.13036 0.0 476.03995 0.0 C 738.94965 0.0 952.07996 107.37596 952.07996 239.83087 z" svg:height="4.7966175mm" draw:style-name="style-4" svg:viewBox="0.0 0.0 952.07996 479.66174" svg:width="9.5208mm" svg:x="0.18252306mm" svg:y="4.5115366mm"/>
              <draw:path svg:d="M 714.0792 162.94753 C 714.0792 252.94093 554.2272 325.89505 357.0396 325.89505 C 159.85208 325.89505 0.0 252.94093 0.0 162.94753 C 0.0 72.9541 159.85208 1.1368684E-13 357.0396 1.1368684E-13 C 554.2272 1.1368684E-13 714.0792 72.9541 714.0792 162.94753 z" svg:height="3.2589505mm" draw:style-name="style-5" svg:viewBox="0.0 0.0 714.0793 325.89505" svg:width="7.1407924mm" svg:x="1.3725264mm" svg:y="6.2784367mm"/>
              <draw:path svg:d="M 454.29404 -2.2737368E-13 C 325.3855 -2.2737368E-13 208.73547 26.63024 126.230415 68.20191 C 84.977905 88.9878 52.37199 113.56171 31.070799 138.92609 C 9.769608 164.29056 -5.684342E-14 189.15295 -5.684342E-14 213.98854 C -5.684342E-14 238.82414 9.769608 263.68652 31.070799 289.051 C 52.37199 314.4155 84.977905 338.98938 126.230415 359.77518 C 208.73547 401.34695 325.3855 427.97708 454.29404 427.97708 C 583.2025 427.97708 699.91516 401.34775 782.4423 359.77518 C 823.70593 338.9888 856.2931 314.41626 877.6019 289.051 C 898.91077 263.68573 908.6727 238.82098 908.6727 213.98854 C 908.6727 189.15611 898.91077 164.29135 877.6019 138.92609 C 856.2931 113.56092 823.70593 88.98819 782.4423 68.20191 C 699.91516 26.629253 583.2025 -2.2737368E-13 454.29404 -2.2737368E-13 z" svg:height="4.279771mm" draw:style-name="style-6" svg:viewBox="0.0 0.0 908.6727 427.97708" svg:width="9.086727mm" svg:x="0.39961925mm" svg:y="4.7696524mm"/>
              <draw:path svg:d="M 334.6339 0.0 C 238.64699 0.0 151.78564 18.08078 90.92899 45.85837 C 60.50066 59.74717 36.716976 76.084404 21.525787 92.47077 C 6.3345976 108.85714 -5.684342E-14 124.03977 -5.684342E-14 138.80898 C -5.684342E-14 153.57819 6.3345976 168.76082 21.525787 185.14719 C 36.716976 201.53355 60.50066 217.87077 90.92899 231.75958 C 151.78564 259.53717 238.64699 277.61795 334.6339 277.61795 C 430.62085 277.61795 517.46533 259.53812 578.33887 231.75958 C 608.77563 217.87038 632.60864 201.53421 647.80554 185.14719 C 663.00244 168.76015 669.33136 153.57524 669.33136 138.80898 C 669.33136 124.04272 663.00244 108.8578 647.80554 92.47077 C 632.60864 76.083664 608.77563 59.74764 578.33887 45.85837 C 517.46533 18.079908 430.62085 0.0 334.6339 0.0 z" svg:height="2.7761796mm" draw:style-name="style-7" svg:viewBox="0.0 0.0 669.33136 277.61795" svg:width="6.6933136mm" svg:x="1.5963109mm" svg:y="6.5196133mm"/>
              <draw:path svg:d="M 845.0296 -2.2737368E-13 C 679.5594 121.63602 442.09775 141.6472 270.20227 113.76729 C 162.08156 96.23105 68.054855 56.128098 0.0 -2.2737368E-13 C 79.15936 117.8983 153.94664 145.83536 245.88219 170.9242 C 428.56552 220.77766 719.9477 208.27788 845.0296 -2.2737368E-13 z" svg:height="1.9535584mm" draw:style-name="style-8" svg:viewBox="0.0 0.0 845.0296 195.35583" svg:width="8.450296mm" svg:x="0.7094571mm" svg:y="8.018889mm"/>
              <draw:path svg:d="M 346.33945 0.00753342 C 342.70108 0.06247053 338.2666 0.6957753 333.6037 1.5358226 C 222.21954 79.20588 113.51144 157.90346 0.0 253.70355 L 23.943197 267.9676 C 132.84789 178.10184 239.852 84.38148 369.33658 11.724418 C 370.66458 10.684522 370.87607 10.3192215 369.40933 7.8673067 C 367.77075 5.1281977 361.9339 -0.22799255 346.33945 0.00753342 z" svg:height="2.6796756mm" draw:style-name="style-9" svg:viewBox="0.0 0.0 370.42368 267.96756" svg:width="3.704237mm" svg:x="8.6471mm" svg:y="2.692197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2.699999mm" fo:page-width="12.69999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